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8ebb" officeooo:paragraph-rsid="001f26e0"/>
    </style:style>
    <style:style style:name="P2" style:family="paragraph" style:parent-style-name="Standard">
      <style:text-properties officeooo:rsid="001f26e0" officeooo:paragraph-rsid="001f26e0"/>
    </style:style>
    <style:style style:name="P3" style:family="paragraph" style:parent-style-name="Standard">
      <style:text-properties officeooo:rsid="001d8ebb" officeooo:paragraph-rsid="001d8ebb"/>
    </style:style>
    <style:style style:name="P4" style:family="paragraph" style:parent-style-name="Standard">
      <style:text-properties officeooo:rsid="001d8ebb" officeooo:paragraph-rsid="001f26e0"/>
    </style:style>
    <style:style style:name="P5" style:family="paragraph" style:parent-style-name="Standard">
      <style:text-properties fo:font-weight="bold" officeooo:rsid="00208bf8" officeooo:paragraph-rsid="00208bf8" style:font-weight-asian="bold" style:font-weight-complex="bold"/>
    </style:style>
    <style:style style:name="P6" style:family="paragraph" style:parent-style-name="Header">
      <style:paragraph-properties fo:text-align="end" style:justify-single-word="false"/>
      <style:text-properties officeooo:rsid="001fff91" officeooo:paragraph-rsid="001fff91"/>
    </style:style>
    <style:style style:name="T1" style:family="text">
      <style:text-properties officeooo:rsid="001f26e0"/>
    </style:style>
    <style:style style:name="T2" style:family="text">
      <style:text-properties officeooo:rsid="001fba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ividad 3:</text:p>
      <text:p text:style-name="P3"/>
      <text:p text:style-name="P3">Como forma jurídica para la empresa empezaríamos con Sociedad Limitada o Sociedad Limitada Nueva Creación. Aunque la S.L.N.C parezca más ventajosa, la obligatoriedad de añadir esas siglas en el nombre de nuestra empresa haría que todo el mundo supiese que somos una empresa de nueva creación, lo cual puede ser un problema a la hora de captar clientes. Habría que mirar los pros y contras con más detenimiento.</text:p>
      <text:p text:style-name="P3"/>
      <text:p text:style-name="P1">Yo, junto con las otras dos personas que integrarán la empresa <text:span text:style-name="T1">(Jorge Fernandez y Badim Parkomenko)</text:span>, seremos los dueños de la empresa. <text:span text:style-name="T1">Para que la empresa funcione necesitamos la experiencia de los tres miembros, ya que sin uno de ellos la empresa cojearía en algún aspecto. Si en algún momento necesitamos de más gente, serían empleados normales o subcontratas, nunca otros socios.</text:span></text:p>
      <text:p text:style-name="P1"/>
      <text:p text:style-name="P1">Dado que necesitaremos bastante equipamiento informático desde un primer momento, amén de instalaciones, material informático en stock etc. intentaremos poner cada uno entre 1<text:span text:style-name="T1">2</text:span>.000 y 15.000€ de capital social. Aunque no pongamos cada uno exactamente la misma cantidad <text:span text:style-name="T1">(siempre dentro de esos márgenes)</text:span>, seremos dueños a partes iguales del negocio, lo cual irá indicado en nuestros estatutos. <text:span text:style-name="T1">La única forma en la que uno de los socios pudiese ser dueño de una parte mayor de la empresa es si, durante una ampliación de capital, las aportaciones no sean iguales por parte de todos.</text:span></text:p>
      <text:p text:style-name="P1"/>
      <text:p text:style-name="P2">Al haber elegido esta forma jurídica y ser dueños a partes iguales, lo mismo ocurre con las responsabilidades y deudas: si se va a pique uno, nos vamos todos. <text:span text:style-name="T2">Todo tipo de créditos o préstamos irían a nombre de la sociedad, y ninguno de los integrantes necesita de un préstamos personal para inyectar el dinero en la sociedad, con lo que el riesgo personal de cada uno empieza y termina con el capital social aporta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fff91" officeooo:paragraph-rsid="001fff9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hristopher Vera McCaffer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17:43:57.675303674</meta:creation-date>
    <meta:generator>LibreOffice/6.0.7.3$Linux_X86_64 LibreOffice_project/00m0$Build-3</meta:generator>
    <dc:date>2022-01-17T18:12:59.185244597</dc:date>
    <meta:editing-duration>PT3M49S</meta:editing-duration>
    <meta:editing-cycles>3</meta:editing-cycles>
    <meta:document-statistic meta:table-count="0" meta:image-count="0" meta:object-count="0" meta:page-count="1" meta:paragraph-count="6" meta:word-count="303" meta:character-count="1829" meta:non-whitespace-character-count="1531"/>
  </office:meta>
</office:document-meta>
</file>